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2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office:value-type="string">
            <text:p>Fabiangil 3:19.53</text:p>
          </table:table-cell>
          <table:table-cell table:number-columns-repeated="2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 office:value-type="float" office:value="6991">
            <text:p>6991</text:p>
          </table:table-cell>
          <table:table-cell office:value-type="float" office:value="15730">
            <text:p>15730</text:p>
          </table:table-cell>
          <table:table-cell office:value-type="float" office:value="382">
            <text:p>382</text:p>
          </table:table-cell>
          <table:table-cell table:formula="of:=IF(OR([.C64]=0; [.C63]=0); 0; [.C64]-[.C63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/>
          <table:table-cell/>
          <table:table-cell/>
          <table:table-cell table:formula="of:=IF(OR([.C65]=0; [.C64]=0); 0; [.C65]-[.C6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/>
          <table:table-cell/>
          <table:table-cell/>
          <table:table-cell table:formula="of:=IF(OR([.C66]=0; [.F63]=0); 0; [.C66]-[.F6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/>
          <table:table-cell/>
          <table:table-cell/>
          <table:table-cell table:formula="of:=IF(OR([.C67]=0; [.C66]=0); 0; [.C67]-[.C6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/>
          <table:table-cell/>
          <table:table-cell/>
          <table:table-cell table:formula="of:=IF(OR([.C68]=0; [.C67]=0); 0; [.C68]-[.C6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/>
          <table:table-cell/>
          <table:table-cell/>
          <table:table-cell table:formula="of:=IF(OR([.C69]=0; [.C68]=0); 0; [.C69]-[.C6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03.08.2011</text:date>, <text:time>12:50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03T12:50:44.48</dc:date>
    <meta:editing-duration>P3DT20H44M38S</meta:editing-duration>
    <meta:editing-cycles>157</meta:editing-cycles>
    <meta:generator>OOo-dev/3.4$Win32 OpenOffice.org_project/340m0$Build-9583</meta:generator>
    <meta:document-statistic meta:table-count="3" meta:cell-count="5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6991">
                <text:p>6991</text:p>
              </table:table-cell>
              <table:table-cell office:value-type="float" office:value="15730">
                <text:p>157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53cm" svg:y="23.958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